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6.592cm"/>
    </style:style>
    <style:style style:name="co4" style:family="table-column">
      <style:table-column-properties fo:break-before="auto" style:column-width="7.789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PRECONDICIONES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RESULTADO ESPERADO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PRIORIDAD</text:p>
          </table:table-cell>
          <table:table-cell table:style-name="ce3"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TC-00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dirección del botón “destination of the week The Beach!”</text:p>
          </table:table-cell>
          <table:table-cell office:value-type="string" calcext:value-type="string">
            <text:p>1. Usuario con internet.</text:p>
            <text:p>2. Usuario situado en la página principal.</text:p>
          </table:table-cell>
          <table:table-cell office:value-type="string" calcext:value-type="string">
            <text:p>1. acceder a un navegador.</text:p>
            <text:p>2. ingresar en el navegador la url: <text:a xlink:href="https://blazedemo.com/" xlink:type="simple">https://blazedemo.com</text:a></text:p>
            <text:p><text:span text:style-name="T1">3. Hacer click en el botón “destination of the week The Beach!”</text:span></text:p>
          </table:table-cell>
          <table:table-cell office:value-type="string" calcext:value-type="string">
            <text:p>Redirección al apartado de el destino de la semana. </text:p>
          </table:table-cell>
          <table:table-cell office:value-type="string" calcext:value-type="string">
            <text:p>Redirige de forma exitosa al apartado seleccionado.</text:p>
          </table:table-cell>
          <table:table-cell office:value-type="string" calcext:value-type="string">
            <text:p>Baja.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-002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Elegir una combinación de destinos y ver horarios. </text:p>
          </table:table-cell>
          <table:table-cell office:value-type="string" calcext:value-type="string">
            <text:p>1. Usuario con internet. </text:p>
            <text:p>2. Usuario situado en la página principal.</text:p>
            <text:p>3. Seleccionar una combinación de viaje. </text:p>
          </table:table-cell>
          <table:table-cell office:value-type="string" calcext:value-type="string">
            <text:p>1. acceder a la página principal.</text:p>
            <text:p>2. elegir una opción en “choose your departure city”.</text:p>
            <text:p>3. elegir una opción en “choose your destination city”. </text:p>
            <text:p>4. Hacer click en el botón “Find Flights”</text:p>
          </table:table-cell>
          <table:table-cell office:value-type="string" calcext:value-type="string">
            <text:p>Redirección a la página con las opciones de vuelos. </text:p>
          </table:table-cell>
          <table:table-cell office:value-type="string" calcext:value-type="string">
            <text:p>Redirige de forma exitosa al apartado seleccionado con la combinación elegida.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-003</text:p>
          </table:table-cell>
          <table:table-cell office:value-type="string" calcext:value-type="string">
            <text:p>reserve.php</text:p>
          </table:table-cell>
          <table:table-cell office:value-type="string" calcext:value-type="string">
            <text:p>Hacer click en una opción “Choose the flight”.</text:p>
          </table:table-cell>
          <table:table-cell office:value-type="string" calcext:value-type="string">
            <text:p>1. Usuario con internet.</text:p>
            <text:p>2. Usuario situado en la página principal.</text:p>
            <text:p>3. elegir un destino o combinación.</text:p>
            <text:p/>
          </table:table-cell>
          <table:table-cell office:value-type="string" calcext:value-type="string">
            <text:p>1. acceder a la pagina principal.</text:p>
            <text:p>2. elegir una combinación de vuelos.</text:p>
            <text:p>3. hacer clic en el botón “find flights”.</text:p>
            <text:p><text:span text:style-name="T1">4. hacer click en algún vuelo “choose the flight”.</text:span></text:p>
          </table:table-cell>
          <table:table-cell office:value-type="string" calcext:value-type="string">
            <text:p>Redirección a la pagina para reservar en la pagina. </text:p>
          </table:table-cell>
          <table:table-cell office:value-type="string" calcext:value-type="string">
            <text:p>Redirige a el formulario de reserva.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-004</text:p>
          </table:table-cell>
          <table:table-cell office:value-type="string" calcext:value-type="string">
            <text:p>purchase.php</text:p>
          </table:table-cell>
          <table:table-cell office:value-type="string" calcext:value-type="string">
            <text:p>Llenar campos del formulario para reservar un vuelo.</text:p>
          </table:table-cell>
          <table:table-cell office:value-type="string" calcext:value-type="string">
            <text:p>1. Usuario con internet.</text:p>
            <text:p>2. Usuario situado en la página principal.</text:p>
            <text:p>3. elegir un destino o combinación. </text:p>
            <text:p>4. Elegir un vuelo para reservarlo. </text:p>
          </table:table-cell>
          <table:table-cell office:value-type="string" calcext:value-type="string">
            <text:p>1. acceder a la pagina principal. </text:p>
            <text:p>2. elegir una combinación de vuelos. 3. hacer clic en el botón “find flights”. 4. hacer click en algún vuelo “choose the flight”.</text:p>
            <text:p>5. rellenar los campos del formulario y hacer click en “purchase flight”. </text:p>
          </table:table-cell>
          <table:table-cell office:value-type="string" calcext:value-type="string">
            <text:p>Reserva efectiva del vuelo y muestra de un mensaje efectivo. </text:p>
          </table:table-cell>
          <table:table-cell office:value-type="string" calcext:value-type="string">
            <text:p><text:span text:style-name="T4">Reserva el vuelo de manera efectiva mostrando el mensaje “Thank you for your purchase today!”</text:span></text:p>
            <text:p/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-005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Hacer click en el botón de “travel the world” desde cualquier pagina para que halla una redirección a la pagina principal. </text:p>
          </table:table-cell>
          <table:table-cell office:value-type="string" calcext:value-type="string">
            <text:p>1. Usuario con internet.</text:p>
            <text:p>2. usuario situado en cualquier apartado de la pagina. </text:p>
          </table:table-cell>
          <table:table-cell office:value-type="string" calcext:value-type="string">
            <text:p>1. acceder a la pagina principal.</text:p>
            <text:p>2. navegar hasta algún apartado de la pagina.</text:p>
            <text:p>3. hacer click en el panel superior en el botón “travel the world”.</text:p>
          </table:table-cell>
          <table:table-cell office:value-type="string" calcext:value-type="string">
            <text:p>Redirección a la pagina principal con la url “index.php”</text:p>
          </table:table-cell>
          <table:table-cell office:value-type="string" calcext:value-type="string">
            <text:p>Redirige de forma exitosa a la pagina principal “index.php”.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-00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Hacer click en el botón de “home” para tener una redirección a login.</text:p>
          </table:table-cell>
          <table:table-cell office:value-type="string" calcext:value-type="string">
            <text:p>1. Usuario con internet.</text:p>
            <text:p>2. Usuario situado en cualquier apartado de la pagina. </text:p>
            <text:p/>
          </table:table-cell>
          <table:table-cell office:value-type="string" calcext:value-type="string">
            <text:p>1. acceder a la pagina principal.</text:p>
            <text:p>2. hacer click en el botón de “home” en el panel principal. </text:p>
          </table:table-cell>
          <table:table-cell office:value-type="string" calcext:value-type="string">
            <text:p>Redirección a la pagina del login. </text:p>
          </table:table-cell>
          <table:table-cell office:value-type="string" calcext:value-type="string">
            <text:p>Redirige de forma exitosa e la pagina del login.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-007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Hacer un registro para poder loguearse en el sistema. </text:p>
          </table:table-cell>
          <table:table-cell office:value-type="string" calcext:value-type="string">
            <text:p>1. Usuario con internet.</text:p>
            <text:p>2. Usuario situado en la página principal.</text:p>
            <text:p>3. hacer click en la el botón “home”.</text:p>
            <text:p>4. hacer click en el botón register. </text:p>
          </table:table-cell>
          <table:table-cell office:value-type="string" calcext:value-type="string">
            <text:p>1. acceder a la pagina principal.</text:p>
            <text:p><text:span text:style-name="T2">2. hacer click en la el botón “home”.</text:span></text:p>
            <text:p><text:span text:style-name="T2">3. hacer click en el botón register.</text:span></text:p>
            <text:p><text:span text:style-name="T3">4. llenar los campos del registro.</text:span></text:p>
          </table:table-cell>
          <table:table-cell office:value-type="string" calcext:value-type="string">
            <text:p>registro exitoso mediante la muestra de un mensaje de éxito. </text:p>
          </table:table-cell>
          <table:table-cell office:value-type="string" calcext:value-type="string">
            <text:p>La pagina muestra un mensaje de error 419 la cual indica un fallo en el token de validación.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ail</text:p>
          </table:table-cell>
        </table:table-row>
        <table:table-row table:style-name="ro5">
          <table:table-cell office:value-type="string" calcext:value-type="string">
            <text:p>TC-008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tentar loguearse con un email y password incorrectos. </text:p>
          </table:table-cell>
          <table:table-cell office:value-type="string" calcext:value-type="string">
            <text:p>1. Usuario con internet.</text:p>
            <text:p>2. Usuario situado en la pagina del loguin.</text:p>
          </table:table-cell>
          <table:table-cell office:value-type="string" calcext:value-type="string">
            <text:p>1. acceder a la pagina principal.</text:p>
            <text:p>2. hacer click en la el botón “home”. </text:p>
            <text:p>3. llenar el campo email y password.</text:p>
            <text:p>Hacer click en el boton “login”. </text:p>
          </table:table-cell>
          <table:table-cell office:value-type="string" calcext:value-type="string">
            <text:p>Muestra de un mensaje tipo pop-up en algún apartado de la pagina para indicar un error en las credenciales. </text:p>
          </table:table-cell>
          <table:table-cell office:value-type="string" calcext:value-type="string">
            <text:p>La pagina muestra un mensaje de error 419 la cual indica un fallo en el token de validación.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ail</text:p>
          </table:table-cell>
        </table:table-row>
        <table:table-row table:style-name="ro5">
          <table:table-cell office:value-type="string" calcext:value-type="string">
            <text:p>TC-009</text:p>
          </table:table-cell>
          <table:table-cell office:value-type="string" calcext:value-type="string">
            <text:p>password/reset</text:p>
          </table:table-cell>
          <table:table-cell office:value-type="string" calcext:value-type="string">
            <text:p>recuperar email mediante el envío de credenciales. <text:s/></text:p>
          </table:table-cell>
          <table:table-cell office:value-type="string" calcext:value-type="string">
            <text:p>1. Usuario con internet.</text:p>
            <text:p>2. Usuario situado en la pagina principal.</text:p>
            <text:p>3. apretar el botón “home”.</text:p>
            <text:p>4. hacer click en el botón “forgot your password?”</text:p>
          </table:table-cell>
          <table:table-cell office:value-type="string" calcext:value-type="string">
            <text:p><text:span text:style-name="T1">2. Usuario situado en la pagina principal.</text:span></text:p>
            <text:p><text:span text:style-name="T1">3. apretar el botón “home”.</text:span></text:p>
            <text:p><text:span text:style-name="T1">4. hacer click en el botón “forgot your password?”</text:span></text:p>
            <text:p><text:span text:style-name="T2">5. rellenar el campo del email.</text:span></text:p>
            <text:p><text:span text:style-name="T3">6. apretar botón de “send password reset link”</text:span></text:p>
          </table:table-cell>
          <table:table-cell office:value-type="string" calcext:value-type="string">
            <text:p>Mostrar un mensaje de éxito y envío correcto al email para recuperar la contraseña.</text:p>
          </table:table-cell>
          <table:table-cell office:value-type="string" calcext:value-type="string">
            <text:p>La pagina muestra un mensaje de error 419 la cual indica un fallo en el token de validación. 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09:58:28.708990762</meta:creation-date>
    <dc:date>2026-04-02T18:35:15.370000455</dc:date>
    <meta:editing-duration>PT10M53S</meta:editing-duration>
    <meta:editing-cycles>1</meta:editing-cycles>
    <meta:document-statistic meta:table-count="1" meta:cell-count="90" meta:object-count="0"/>
    <meta:generator>LibreOffice/24.2.7.2$Linux_X86_64 LibreOffice_project/420$Build-2</meta:generator>
  </office:meta>
</office:document-meta>
</file>